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0ffb" officeooo:paragraph-rsid="000d0f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ib contésté :</text:p>
      <text:p text:style-name="P1"/>
      <text:p text:style-name="P1">https://www.lafinancepourtous.com/decryptages/politiques-economiques/theories-economiques/pib/le-pib-un-indicateur-conteste-de-lactivite-economique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18:45:22.483163612</meta:creation-date>
    <dc:date>2024-12-10T18:46:43.376289800</dc:date>
    <meta:editing-duration>PT1M22S</meta:editing-duration>
    <meta:editing-cycles>1</meta:editing-cycles>
    <meta:document-statistic meta:table-count="0" meta:image-count="0" meta:object-count="0" meta:page-count="1" meta:paragraph-count="2" meta:word-count="4" meta:character-count="162" meta:non-whitespace-character-count="160"/>
    <meta:generator>LibreOffice/7.6.7.2$Linux_X86_64 LibreOffice_project/60$Build-2</meta:generator>
  </office:meta>
</office:document-meta>
</file>